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5000056900000177747A8BCB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159cm" svg:height="6.006cm" svg:x="2.978cm" svg:y="7.549cm">
          <draw:image xlink:href="Pictures/20000065000056900000177747A8BCB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05T15:26:28</meta:creation-date>
    <dc:date>2009-08-21T11:31:41</dc:date>
    <dc:language>en-US</dc:language>
    <meta:editing-cycles>3</meta:editing-cycles>
    <meta:editing-duration>PT1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